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officeooo:rsid="00106bca" officeooo:paragraph-rsid="00106bca" style:font-size-asian="16pt" style:font-size-complex="16pt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6pt" officeooo:rsid="00106bca" officeooo:paragraph-rsid="00106bca" style:font-size-asian="16pt" style:font-size-complex="16pt"/>
    </style:style>
    <style:style style:name="P3" style:family="paragraph" style:parent-style-name="Standard" style:list-style-name="L2">
      <style:paragraph-properties fo:text-align="justify" style:justify-single-word="false"/>
      <style:text-properties fo:font-size="16pt" officeooo:rsid="00106bca" officeooo:paragraph-rsid="00106bca" style:font-size-asian="16pt" style:font-size-complex="16pt"/>
    </style:style>
    <style:style style:name="P4" style:family="paragraph" style:parent-style-name="Standard" style:list-style-name="L2">
      <style:paragraph-properties fo:text-align="justify" style:justify-single-word="false"/>
      <style:text-properties fo:font-size="16pt" officeooo:rsid="0011fa65" officeooo:paragraph-rsid="0011fa65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6pt" officeooo:rsid="0011fa65" officeooo:paragraph-rsid="0011fa65" style:font-size-asian="16pt" style:font-size-complex="16pt"/>
    </style:style>
    <style:style style:name="P6" style:family="paragraph" style:parent-style-name="Standard" style:list-style-name="L3">
      <style:paragraph-properties fo:text-align="justify" style:justify-single-word="false"/>
      <style:text-properties fo:font-size="16pt" officeooo:rsid="0011fa65" officeooo:paragraph-rsid="0011fa65" style:font-size-asian="16pt" style:font-size-complex="16pt"/>
    </style:style>
    <style:style style:name="P7" style:family="paragraph" style:parent-style-name="Standard" style:list-style-name="L3">
      <style:paragraph-properties fo:text-align="justify" style:justify-single-word="false"/>
      <style:text-properties fo:font-size="16pt" officeooo:rsid="001306c0" officeooo:paragraph-rsid="001306c0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6pt" officeooo:rsid="001306c0" officeooo:paragraph-rsid="001306c0" style:font-size-asian="16pt" style:font-size-complex="16pt"/>
    </style:style>
    <style:style style:name="P9" style:family="paragraph" style:parent-style-name="Standard" style:list-style-name="L4">
      <style:paragraph-properties fo:text-align="justify" style:justify-single-word="false"/>
      <style:text-properties fo:font-size="16pt" officeooo:rsid="001306c0" officeooo:paragraph-rsid="001306c0" style:font-size-asian="16pt" style:font-size-complex="16pt"/>
    </style:style>
    <style:style style:name="P10" style:family="paragraph" style:parent-style-name="Standard" style:list-style-name="L5">
      <style:paragraph-properties fo:text-align="justify" style:justify-single-word="false"/>
      <style:text-properties fo:font-size="16pt" officeooo:rsid="0015eb9a" officeooo:paragraph-rsid="0015eb9a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fo:font-size="16pt" officeooo:rsid="0014ebc6" officeooo:paragraph-rsid="0014ebc6" style:font-size-asian="16pt" style:font-size-complex="16pt"/>
    </style:style>
    <style:style style:name="P12" style:family="paragraph" style:parent-style-name="Standard" style:list-style-name="L6">
      <style:paragraph-properties fo:text-align="justify" style:justify-single-word="false"/>
      <style:text-properties fo:font-size="16pt" officeooo:rsid="0017d289" officeooo:paragraph-rsid="0017d289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fo:font-weight="bold" officeooo:rsid="00106bca" officeooo:paragraph-rsid="00106bc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6pt" fo:font-weight="bold" officeooo:rsid="0011fa65" officeooo:paragraph-rsid="0011fa65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6pt" fo:font-weight="bold" officeooo:rsid="001306c0" officeooo:paragraph-rsid="001306c0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6pt" fo:font-weight="bold" officeooo:rsid="0014ebc6" officeooo:paragraph-rsid="0014ebc6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6pt" fo:font-weight="bold" officeooo:rsid="0017d289" officeooo:paragraph-rsid="0017d289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06bca" officeooo:paragraph-rsid="00106bca" style:font-size-asian="18pt" style:font-weight-asian="bold" style:font-size-complex="18pt" style:font-weight-complex="bold"/>
    </style:style>
    <style:style style:name="T1" style:family="text">
      <style:text-properties officeooo:rsid="0011fa65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d1f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Heap</text:p>
      <text:p text:style-name="P1"/>
      <text:list xml:id="list1098653549" text:style-name="L1">
        <text:list-item>
          <text:p text:style-name="P2">A Heap is a complete binary tree.</text:p>
        </text:list-item>
        <text:list-item>
          <text:p text:style-name="P2">The heap must satisfy the heap property.</text:p>
        </text:list-item>
        <text:list-item>
          <text:p text:style-name="P2">It can be of two types: Max Heap and Min Heap.</text:p>
        </text:list-item>
        <text:list-item>
          <text:p text:style-name="P2">Max Heap – Every parent is greater than or equal to its children.</text:p>
        </text:list-item>
        <text:list-item>
          <text:p text:style-name="P2">Min Heap – Every parent is less than or equal to its children.</text:p>
        </text:list-item>
      </text:list>
      <text:p text:style-name="P1"/>
      <text:p text:style-name="P13">Important Points:</text:p>
      <text:list xml:id="list3943074566" text:style-name="L2">
        <text:list-item>
          <text:p text:style-name="P3">Children are added at each level from left to right.</text:p>
        </text:list-item>
        <text:list-item>
          <text:p text:style-name="P3">The heaps are usually implemented as arrays.</text:p>
        </text:list-item>
        <text:list-item>
          <text:p text:style-name="P3">The advantage of using heap is that the maximum or minimum value in the heap will always be at the root of the tree <text:span text:style-name="T1">and getting this value can be achieved now in a constant time operation.</text:span></text:p>
        </text:list-item>
        <text:list-item>
          <text:p text:style-name="P4">Heapify – Process of converting a binary tree into a heap. This process needs to be executed each time after insertion or deletion.</text:p>
        </text:list-item>
      </text:list>
      <text:p text:style-name="P5"/>
      <text:p text:style-name="P14">Heaps as Arrays:</text:p>
      <text:list xml:id="list2157053370" text:style-name="L3">
        <text:list-item>
          <text:p text:style-name="P6">The Binary Heaps can be stored as arrays.</text:p>
        </text:list-item>
        <text:list-item>
          <text:p text:style-name="P6">The root element is always put at the 0 index in the array.</text:p>
        </text:list-item>
        <text:list-item>
          <text:p text:style-name="P6">The array is to be traversed from left to right then. The left child of the root goes into the 1<text:span text:style-name="T2">st</text:span> index in the array and the right child of root goes into the 2<text:span text:style-name="T2">nd</text:span> index in the array and so on.</text:p>
        </text:list-item>
        <text:list-item>
          <text:p text:style-name="P6">For any node in array at index i, we can easily find its parent and children.</text:p>
        </text:list-item>
        <text:list-item>
          <text:p text:style-name="P6">Left Child of node i – (2*i + 1)</text:p>
        </text:list-item>
        <text:list-item>
          <text:p text:style-name="P6">Right Child of node i – (2*i + 2)</text:p>
        </text:list-item>
        <text:list-item>
          <text:p text:style-name="P6">Parent of node i – floor((i-1)/2)</text:p>
        </text:list-item>
        <text:list-item>
          <text:p text:style-name="P7">For above equations to hold true each time, the tree must be a complete binary tree and that justifies the requirements for a heap to be a complete binary tree.</text:p>
        </text:list-item>
      </text:list>
      <text:p text:style-name="P8"/>
      <text:p text:style-name="P15">Insertion in a Heap:</text:p>
      <text:list xml:id="list16669590" text:style-name="L4">
        <text:list-item>
          <text:p text:style-name="P9">The incoming item is always inserted at the end of the array.</text:p>
        </text:list-item>
        <text:list-item>
          <text:p text:style-name="P9">Then, in order to fix the heap, we perform the heapify process.</text:p>
        </text:list-item>
        <text:list-item>
          <text:p text:style-name="P9"><text:soft-page-break/>The process involves comparison of the new item with its parent. If the parent is <text:span text:style-name="T4">lesser</text:span> than the item, we swap the two values (assuming max heap).</text:p>
        </text:list-item>
        <text:list-item>
          <text:p text:style-name="P9">The above process is repeated until we get a valid heap.</text:p>
        </text:list-item>
      </text:list>
      <text:p text:style-name="P8"/>
      <text:p text:style-name="P16">Deletion in a Heap:</text:p>
      <text:list xml:id="list1141361414" text:style-name="L5">
        <text:list-item>
          <text:p text:style-name="P10">The replacement value is always the rightmost value (leaf) in the heap at the last level.</text:p>
        </text:list-item>
        <text:list-item>
          <text:p text:style-name="P10">Once the replacement is done, heapify needs to be performed.</text:p>
        </text:list-item>
        <text:list-item>
          <text:p text:style-name="P10">When replacement value is greater than the parent, fix the heap above. Otherwise, fix the heap below.</text:p>
        </text:list-item>
        <text:list-item>
          <text:p text:style-name="P10">Fix Heap above – Same as Insert.</text:p>
        </text:list-item>
        <text:list-item>
          <text:p text:style-name="P10">Fix Heap below – Swap the replacement value with the larger of its two children.</text:p>
        </text:list-item>
        <text:list-item>
          <text:p text:style-name="P10">Repeat the same step in both cases until the replacement value is in its correct position.</text:p>
        </text:list-item>
        <text:list-item>
          <text:p text:style-name="P10">We will only require to fix heap up or down, and not both directions.</text:p>
        </text:list-item>
      </text:list>
      <text:p text:style-name="P11"/>
      <text:p text:style-name="P17">Heaps – Sort</text:p>
      <text:list xml:id="list1425760200" text:style-name="L6">
        <text:list-item>
          <text:p text:style-name="P12">The root has the largest value (assuming max heap).</text:p>
        </text:list-item>
        <text:list-item>
          <text:p text:style-name="P12">Swap the root element with the last element in the array.</text:p>
        </text:list-item>
        <text:list-item>
          <text:p text:style-name="P12">Heapify the tree, but exclude the last node.</text:p>
        </text:list-item>
        <text:list-item>
          <text:p text:style-name="P12">After performing heapify, second largest element will become the root element.</text:p>
        </text:list-item>
        <text:list-item>
          <text:p text:style-name="P12">Repeat the steps until the size becomes 1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8T20:27:21.908170461</meta:creation-date>
    <dc:date>2022-04-30T23:13:23.076184656</dc:date>
    <meta:editing-duration>PT3H12M2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506" meta:character-count="2563" meta:non-whitespace-character-count="2120"/>
  </office:meta>
</office:document-meta>
</file>